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3.05pt" svg:y="367.29pt">
            <loext:p draw:notify-on-update-of-ranges="Sheet1.C1:Sheet1.H1 Sheet1.C12:Sheet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linux:</text:p>
          </table:table-cell>
          <table:table-cell office:value-type="string" calcext:value-type="string">
            <text:p>invalid opcode exception</text:p>
          </table:table-cell>
          <table:table-cell office:value-type="string" calcext:value-type="string">
            <text:p>syscall/sysret</text:p>
          </table:table-cell>
          <table:table-cell office:value-type="string" calcext:value-type="string">
            <text:p>function call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</table:table-row>
        <table:table-row table:style-name="ro1">
          <table:table-cell table:number-columns-repeated="2"/>
          <table:table-cell office:value-type="float" office:value="7272462" calcext:value-type="float">
            <text:p>7272462</text:p>
          </table:table-cell>
          <table:table-cell office:value-type="float" office:value="80379728" calcext:value-type="float">
            <text:p>80379728</text:p>
          </table:table-cell>
          <table:table-cell office:value-type="float" office:value="1660108" calcext:value-type="float">
            <text:p>1660108</text:p>
          </table:table-cell>
          <table:table-cell office:value-type="float" office:value="391765" calcext:value-type="float">
            <text:p>391765</text:p>
          </table:table-cell>
          <table:table-cell office:value-type="float" office:value="1611228" calcext:value-type="float">
            <text:p>1611228</text:p>
          </table:table-cell>
          <table:table-cell office:value-type="float" office:value="2081924" calcext:value-type="float">
            <text:p>2081924</text:p>
          </table:table-cell>
        </table:table-row>
        <table:table-row table:style-name="ro1">
          <table:table-cell table:number-columns-repeated="2"/>
          <table:table-cell office:value-type="float" office:value="7165749" calcext:value-type="float">
            <text:p>7165749</text:p>
          </table:table-cell>
          <table:table-cell office:value-type="float" office:value="65819110" calcext:value-type="float">
            <text:p>65819110</text:p>
          </table:table-cell>
          <table:table-cell office:value-type="float" office:value="2148324" calcext:value-type="float">
            <text:p>2148324</text:p>
          </table:table-cell>
          <table:table-cell office:value-type="float" office:value="286832" calcext:value-type="float">
            <text:p>286832</text:p>
          </table:table-cell>
          <table:table-cell office:value-type="float" office:value="1823920" calcext:value-type="float">
            <text:p>1823920</text:p>
          </table:table-cell>
          <table:table-cell office:value-type="float" office:value="2040732" calcext:value-type="float">
            <text:p>2040732</text:p>
          </table:table-cell>
        </table:table-row>
        <table:table-row table:style-name="ro1">
          <table:table-cell table:number-columns-repeated="2"/>
          <table:table-cell office:value-type="float" office:value="7172970" calcext:value-type="float">
            <text:p>7172970</text:p>
          </table:table-cell>
          <table:table-cell office:value-type="float" office:value="54981281" calcext:value-type="float">
            <text:p>54981281</text:p>
          </table:table-cell>
          <table:table-cell office:value-type="float" office:value="1826279" calcext:value-type="float">
            <text:p>1826279</text:p>
          </table:table-cell>
          <table:table-cell office:value-type="float" office:value="247604" calcext:value-type="float">
            <text:p>247604</text:p>
          </table:table-cell>
          <table:table-cell office:value-type="float" office:value="1954940" calcext:value-type="float">
            <text:p>1954940</text:p>
          </table:table-cell>
          <table:table-cell office:value-type="float" office:value="2047192" calcext:value-type="float">
            <text:p>2047192</text:p>
          </table:table-cell>
        </table:table-row>
        <table:table-row table:style-name="ro1">
          <table:table-cell table:number-columns-repeated="2"/>
          <table:table-cell office:value-type="float" office:value="7247496" calcext:value-type="float">
            <text:p>7247496</text:p>
          </table:table-cell>
          <table:table-cell office:value-type="float" office:value="46452785" calcext:value-type="float">
            <text:p>46452785</text:p>
          </table:table-cell>
          <table:table-cell office:value-type="float" office:value="1739172" calcext:value-type="float">
            <text:p>1739172</text:p>
          </table:table-cell>
          <table:table-cell office:value-type="float" office:value="309505" calcext:value-type="float">
            <text:p>309505</text:p>
          </table:table-cell>
          <table:table-cell office:value-type="float" office:value="1777709" calcext:value-type="float">
            <text:p>1777709</text:p>
          </table:table-cell>
          <table:table-cell office:value-type="float" office:value="2053804" calcext:value-type="float">
            <text:p>2053804</text:p>
          </table:table-cell>
        </table:table-row>
        <table:table-row table:style-name="ro1">
          <table:table-cell table:number-columns-repeated="2"/>
          <table:table-cell office:value-type="float" office:value="7072929" calcext:value-type="float">
            <text:p>7072929</text:p>
          </table:table-cell>
          <table:table-cell office:value-type="float" office:value="83088657" calcext:value-type="float">
            <text:p>83088657</text:p>
          </table:table-cell>
          <table:table-cell office:value-type="float" office:value="1522310" calcext:value-type="float">
            <text:p>1522310</text:p>
          </table:table-cell>
          <table:table-cell office:value-type="float" office:value="287035" calcext:value-type="float">
            <text:p>287035</text:p>
          </table:table-cell>
          <table:table-cell office:value-type="float" office:value="1615304" calcext:value-type="float">
            <text:p>1615304</text:p>
          </table:table-cell>
          <table:table-cell office:value-type="float" office:value="2041108" calcext:value-type="float">
            <text:p>2041108</text:p>
          </table:table-cell>
        </table:table-row>
        <table:table-row table:style-name="ro1">
          <table:table-cell table:number-columns-repeated="2"/>
          <table:table-cell office:value-type="float" office:value="6524760" calcext:value-type="float">
            <text:p>6524760</text:p>
          </table:table-cell>
          <table:table-cell office:value-type="float" office:value="38430663" calcext:value-type="float">
            <text:p>38430663</text:p>
          </table:table-cell>
          <table:table-cell office:value-type="float" office:value="1354210" calcext:value-type="float">
            <text:p>1354210</text:p>
          </table:table-cell>
          <table:table-cell office:value-type="float" office:value="198400" calcext:value-type="float">
            <text:p>198400</text:p>
          </table:table-cell>
          <table:table-cell office:value-type="float" office:value="1658196" calcext:value-type="float">
            <text:p>1658196</text:p>
          </table:table-cell>
          <table:table-cell office:value-type="float" office:value="2040400" calcext:value-type="float">
            <text:p>2040400</text:p>
          </table:table-cell>
        </table:table-row>
        <table:table-row table:style-name="ro1">
          <table:table-cell table:number-columns-repeated="2"/>
          <table:table-cell office:value-type="float" office:value="6713520" calcext:value-type="float">
            <text:p>6713520</text:p>
          </table:table-cell>
          <table:table-cell office:value-type="float" office:value="36820241" calcext:value-type="float">
            <text:p>36820241</text:p>
          </table:table-cell>
          <table:table-cell office:value-type="float" office:value="1259396" calcext:value-type="float">
            <text:p>1259396</text:p>
          </table:table-cell>
          <table:table-cell office:value-type="float" office:value="183410" calcext:value-type="float">
            <text:p>183410</text:p>
          </table:table-cell>
          <table:table-cell office:value-type="float" office:value="1613048" calcext:value-type="float">
            <text:p>1613048</text:p>
          </table:table-cell>
          <table:table-cell office:value-type="float" office:value="2022980" calcext:value-type="float">
            <text:p>2022980</text:p>
          </table:table-cell>
        </table:table-row>
        <table:table-row table:style-name="ro1">
          <table:table-cell table:number-columns-repeated="2"/>
          <table:table-cell office:value-type="float" office:value="7152137" calcext:value-type="float">
            <text:p>7152137</text:p>
          </table:table-cell>
          <table:table-cell office:value-type="float" office:value="45324269" calcext:value-type="float">
            <text:p>45324269</text:p>
          </table:table-cell>
          <table:table-cell office:value-type="float" office:value="1141369" calcext:value-type="float">
            <text:p>1141369</text:p>
          </table:table-cell>
          <table:table-cell office:value-type="float" office:value="193560" calcext:value-type="float">
            <text:p>193560</text:p>
          </table:table-cell>
          <table:table-cell office:value-type="float" office:value="2149920" calcext:value-type="float">
            <text:p>2149920</text:p>
          </table:table-cell>
          <table:table-cell office:value-type="float" office:value="2011100" calcext:value-type="float">
            <text:p>2011100</text:p>
          </table:table-cell>
        </table:table-row>
        <table:table-row table:style-name="ro1">
          <table:table-cell table:number-columns-repeated="2"/>
          <table:table-cell office:value-type="float" office:value="7064680" calcext:value-type="float">
            <text:p>7064680</text:p>
          </table:table-cell>
          <table:table-cell office:value-type="float" office:value="36854193" calcext:value-type="float">
            <text:p>36854193</text:p>
          </table:table-cell>
          <table:table-cell office:value-type="float" office:value="1141409" calcext:value-type="float">
            <text:p>1141409</text:p>
          </table:table-cell>
          <table:table-cell office:value-type="float" office:value="362900" calcext:value-type="float">
            <text:p>362900</text:p>
          </table:table-cell>
          <table:table-cell office:value-type="float" office:value="2205820" calcext:value-type="float">
            <text:p>2205820</text:p>
          </table:table-cell>
          <table:table-cell office:value-type="float" office:value="2051192" calcext:value-type="float">
            <text:p>2051192</text:p>
          </table:table-cell>
        </table:table-row>
        <table:table-row table:style-name="ro1">
          <table:table-cell table:number-columns-repeated="2"/>
          <table:table-cell office:value-type="float" office:value="6521970" calcext:value-type="float">
            <text:p>6521970</text:p>
          </table:table-cell>
          <table:table-cell office:value-type="float" office:value="36482092" calcext:value-type="float">
            <text:p>36482092</text:p>
          </table:table-cell>
          <table:table-cell office:value-type="float" office:value="1043536" calcext:value-type="float">
            <text:p>1043536</text:p>
          </table:table-cell>
          <table:table-cell office:value-type="float" office:value="147528" calcext:value-type="float">
            <text:p>147528</text:p>
          </table:table-cell>
          <table:table-cell office:value-type="float" office:value="1102840" calcext:value-type="float">
            <text:p>1102840</text:p>
          </table:table-cell>
          <table:table-cell office:value-type="float" office:value="2190168" calcext:value-type="float">
            <text:p>21901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:.C11])" office:value-type="float" office:value="6990867.3" calcext:value-type="float">
            <text:p>6990867.3</text:p>
          </table:table-cell>
          <table:table-cell table:formula="of:=AVERAGE([.D2:.D11])" office:value-type="float" office:value="52463301.9" calcext:value-type="float">
            <text:p>52463301.9</text:p>
          </table:table-cell>
          <table:table-cell table:formula="of:=AVERAGE([.E2:.E11])" office:value-type="float" office:value="1483611.3" calcext:value-type="float">
            <text:p>1483611.3</text:p>
          </table:table-cell>
          <table:table-cell table:formula="of:=AVERAGE([.F2:.F11])" office:value-type="float" office:value="260853.9" calcext:value-type="float">
            <text:p>260853.9</text:p>
          </table:table-cell>
          <table:table-cell table:formula="of:=AVERAGE([.G2:.G11])" office:value-type="float" office:value="1751292.5" calcext:value-type="float">
            <text:p>1751292.5</text:p>
          </table:table-cell>
          <table:table-cell table:formula="of:=AVERAGE([.H2:.H11])" office:value-type="float" office:value="2058060" calcext:value-type="float">
            <text:p>2058060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/>
          <table:table-cell table:formula="of:=STDEV([.C2:.C11])" office:value-type="float" office:value="290809.490594425" calcext:value-type="float">
            <text:p>290809.490594425</text:p>
          </table:table-cell>
          <table:table-cell table:formula="of:=STDEV([.D2:.D11])" office:value-type="float" office:value="18042273.8571919" calcext:value-type="float">
            <text:p>18042273.8571919</text:p>
          </table:table-cell>
          <table:table-cell table:formula="of:=STDEV([.E2:.E11])" office:value-type="float" office:value="357792.575685674" calcext:value-type="float">
            <text:p>357792.575685674</text:p>
          </table:table-cell>
          <table:table-cell table:formula="of:=STDEV([.F2:.F11])" office:value-type="float" office:value="80776.2338169808" calcext:value-type="float">
            <text:p>80776.2338169808</text:p>
          </table:table-cell>
          <table:table-cell table:formula="of:=STDEV([.G2:.G11])" office:value-type="float" office:value="316109.000651938" calcext:value-type="float">
            <text:p>316109.000651938</text:p>
          </table:table-cell>
          <table:table-cell table:formula="of:=STDEV([.H2:.H11])" office:value-type="float" office:value="50045.272872559" calcext:value-type="float">
            <text:p>50045.272872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7:57:58.404161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20:26.411898929</meta:creation-date>
    <dc:date>2017-11-24T18:24:08.756253357</dc:date>
    <meta:editing-duration>PT32M41S</meta:editing-duration>
    <meta:editing-cycles>10</meta:editing-cycles>
    <meta:generator>LibreOffice/5.2.7.2$Linux_X86_64 LibreOffice_project/2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:Sheet1.H1 Sheet1.C12:Sheet1.H12" chart:data-source-has-labels="row" svg:x="1.331cm" svg:y="0.18cm" svg:width="14.349cm" svg:height="8.64cm">
          <chartooo:coordinate-region svg:x="3.249cm" svg:y="0.18cm" svg:width="12.431cm" svg:height="5.235cm"/>
          <chart:axis chart:dimension="x" chart:name="primary-x" chart:style-name="ch3" chartooo:axis-type="auto">
            <chartooo:date-scale/>
            <chart:categories table:cell-range-address="Sheet1.C1:Sheet1.H1"/>
          </chart:axis>
          <chart:axis chart:dimension="y" chart:name="primary-y" chart:style-name="ch4">
            <chart:title svg:x="0.451cm" svg:y="5.047cm" chart:style-name="ch5">
              <text:p>Cycles</text:p>
            </chart:title>
            <chart:grid chart:style-name="ch6" chart:class="major"/>
          </chart:axis>
          <chart:series chart:style-name="ch7" chart:values-cell-range-address="Sheet1.C12:Sheet1.H12" chart:class="chart:bar"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:</text:p>
                <draw:g>
                  <svg:desc>Sheet1.C1:Sheet1.H1</svg:desc>
                </draw:g>
              </table:table-cell>
              <table:table-cell office:value-type="string">
                <text:p>invalid opcode exception</text:p>
              </table:table-cell>
              <table:table-cell office:value-type="string">
                <text:p>syscall/sysret</text:p>
              </table:table-cell>
              <table:table-cell office:value-type="string">
                <text:p>function call</text:p>
              </table:table-cell>
              <table:table-cell office:value-type="string">
                <text:p>OSV</text:p>
              </table:table-cell>
              <table:table-cell office:value-type="string">
                <text:p>Rump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6990867.3">
                <text:p>6990867.3</text:p>
                <draw:g>
                  <svg:desc>Sheet1.C12:Sheet1.H12</svg:desc>
                </draw:g>
              </table:table-cell>
              <table:table-cell office:value-type="float" office:value="52463301.9">
                <text:p>52463301.9</text:p>
              </table:table-cell>
              <table:table-cell office:value-type="float" office:value="1483611.3">
                <text:p>1483611.3</text:p>
              </table:table-cell>
              <table:table-cell office:value-type="float" office:value="260853.9">
                <text:p>260853.9</text:p>
              </table:table-cell>
              <table:table-cell office:value-type="float" office:value="1751292.5">
                <text:p>1751292.5</text:p>
              </table:table-cell>
              <table:table-cell office:value-type="float" office:value="2058060">
                <text:p>2058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